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F00000400CF732A172456FC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044b26" officeooo:paragraph-rsid="00044b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draw:frame draw:style-name="fr1" draw:name="Image1" text:anchor-type="paragraph" svg:x="1.9575in" svg:y="0.7602in" svg:width="2.1736in" svg:height="2.5791in" draw:z-index="0"><draw:image xlink:href="Pictures/100002010000035F00000400CF732A172456FC84.png" xlink:type="simple" xlink:show="embed" xlink:actuate="onLoad" loext:mime-type="image/png"/></draw:frame>Kirim Email Attachment Atau Lampiran Dengan CodeIgniter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23:50:08.609375891</meta:creation-date>
    <dc:date>2020-01-13T23:54:07.712245610</dc:date>
    <meta:editing-duration>PT4M10S</meta:editing-duration>
    <meta:editing-cycles>1</meta:editing-cycles>
    <meta:document-statistic meta:table-count="0" meta:image-count="1" meta:object-count="0" meta:page-count="1" meta:paragraph-count="1" meta:word-count="7" meta:character-count="55" meta:non-whitespace-character-count="49"/>
    <meta:generator>LibreOffice/6.0.7.3$Linux_X86_64 LibreOffice_project/00m0$Build-3</meta:generator>
  </office:meta>
</office:document-meta>
</file>